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1" svg:font-family="TimesNewRomanPS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Standard">
      <style:table-properties style:width="16.977cm" fo:margin-top="0cm" fo:margin-bottom="0cm" style:page-number="auto" table:align="right"/>
    </style:style>
    <style:style style:name="Table1.A" style:family="table-column">
      <style:table-column-properties style:column-width="2.12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1.995cm"/>
    </style:style>
    <style:style style:name="Table1.E" style:family="table-column">
      <style:table-column-properties style:column-width="2.138cm"/>
    </style:style>
    <style:style style:name="Table1.F" style:family="table-column">
      <style:table-column-properties style:column-width="2.104cm"/>
    </style:style>
    <style:style style:name="Table1.G" style:family="table-column">
      <style:table-column-properties style:column-width="2.134cm"/>
    </style:style>
    <style:style style:name="Table1.H" style:family="table-column">
      <style:table-column-properties style:column-width="2.108cm"/>
    </style:style>
    <style:style style:name="Table1.1" style:family="table-row">
      <style:table-row-properties style:min-row-height="0.002cm"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12cm" fo:line-height="0.423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12cm" fo:line-height="0.42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fo:letter-spacing="normal"/>
    </style:style>
    <style:style style:name="P4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language="en" fo:country="US"/>
    </style:style>
    <style:style style:name="P7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a" style:text-position="0% 0%" fo:letter-spacing="normal"/>
    </style:style>
    <style:style style:name="T2" style:family="text">
      <style:text-properties fo:color="#00000a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3" style:family="text">
      <style:text-properties fo:color="#00000a" style:text-position="0% 0%" style:font-name="Calibri" fo:font-size="12pt" fo:letter-spacing="normal" style:font-name-asian="Calibri1" style:font-size-asian="12pt" style:font-name-complex="Calibri1"/>
    </style:style>
    <style:style style:name="T4" style:family="text">
      <style:text-properties fo:color="#00000a" style:text-position="0% 0%" style:font-name="TimesNewRomanPS" fo:font-size="14pt" fo:letter-spacing="normal" fo:font-weight="bold" style:font-name-asian="TimesNewRomanPS1" style:font-size-asian="14pt" style:font-weight-asian="bold" style:font-name-complex="TimesNewRomanPS1"/>
    </style:style>
    <style:style style:name="T5" style:family="text">
      <style:text-properties fo:color="#00000a" style:text-position="0% 0%" style:font-name="TimesNewRomanPSMT" fo:font-size="12pt" fo:letter-spacing="normal" style:font-name-asian="TimesNewRomanPSMT1" style:font-size-asian="12pt" style:font-name-complex="TimesNewRomanPSMT1"/>
    </style:style>
    <style:style style:name="T6" style:family="text"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T7" style:family="text">
      <style:text-properties fo:color="#00000a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T8" style:family="text">
      <style:text-properties fo:color="#00000a" style:text-position="0% 0%" style:font-name="Times New Roman" fo:font-size="12pt" fo:letter-spacing="normal" style:text-underline-style="solid" style:text-underline-width="auto" style:text-underline-color="font-color" style:font-name-asian="Times New Roman1" style:font-size-asian="12pt" style:font-name-complex="Times New Roman1"/>
    </style:style>
    <style:style style:name="T9" style:family="text">
      <style:text-properties style:text-position="0% 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<text:span text:style-name="T2">Задание</text:span><text:span text:style-name="T4"> 1. </text:span><text:span text:style-name="T2">Классы</text:span><text:span text:style-name="T4"> </text:span><text:span text:style-name="T2">коллекций </text:span></text:p>
            <text:p text:style-name="P2"><text:span text:style-name="T3"><text:s text:c="3"/>Изучите</text:span><text:span text:style-name="T5"> </text:span><text:span text:style-name="T3">классы</text:span><text:span text:style-name="T5"> </text:span><text:span text:style-name="T3">реализации</text:span><text:span text:style-name="T5"> </text:span><text:span text:style-name="T3">коллекций и</text:span><text:span text:style-name="T5"> </text:span><text:span text:style-name="T3">заполните</text:span><text:span text:style-name="T5"> </text:span><text:span text:style-name="T3">следующую</text:span><text:span text:style-name="T5"> </text:span><text:span text:style-name="T3">таблицу</text:span><text:span text:style-name="T5"> </text:span></text:p>
            <text:p text:style-name="P3"/>
          </table:table-cell>
        </table:table-row>
        <table:table-row table:style-name="Table1.1">
          <table:table-cell table:style-name="Table1.A1" table:number-rows-spanned="2" table:number-columns-spanned="2" office:value-type="string">
            <text:p text:style-name="P4"><text:span text:style-name="T7">Classes</text:span></text:p>
          </table:table-cell>
          <table:covered-table-cell/>
          <table:table-cell table:style-name="Table1.A1" office:value-type="string">
            <text:p text:style-name="P4"><text:span text:style-name="T7">Ordering</text:span></text:p>
          </table:table-cell>
          <table:table-cell table:style-name="Table1.A1" office:value-type="string">
            <text:p text:style-name="P4"><text:span text:style-name="T7">Random Access</text:span></text:p>
          </table:table-cell>
          <table:table-cell table:style-name="Table1.A1" office:value-type="string">
            <text:p text:style-name="P4"><text:span text:style-name="T7">Key-Value Paris</text:span></text:p>
          </table:table-cell>
          <table:table-cell table:style-name="Table1.A1" office:value-type="string">
            <text:p text:style-name="P4"><text:span text:style-name="T7">Allows Duplicates</text:span></text:p>
          </table:table-cell>
          <table:table-cell table:style-name="Table1.A1" office:value-type="string">
            <text:p text:style-name="P4"><text:span text:style-name="T7">Allows Null Value</text:span></text:p>
          </table:table-cell>
          <table:table-cell table:style-name="Table1.A1" office:value-type="string">
            <text:p text:style-name="P4"><text:span text:style-name="T7">Thread Safe</text:span></text:p>
          </table:table-cell>
          <table:table-cell table:style-name="Table1.A1" table:number-columns-spanned="0" office:value-type="string">
            <text:p text:style-name="P4"><text:span text:style-name="T7">Blocking operation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"><text:span text:style-name="T7">Yes/no</text:span></text:p>
          </table:table-cell>
          <table:table-cell table:style-name="Table1.A1" office:value-type="string">
            <text:p text:style-name="P4"><text:span text:style-name="T7">+/-</text:span></text:p>
          </table:table-cell>
          <table:table-cell table:style-name="Table1.A1" office:value-type="string">
            <text:p text:style-name="P4"><text:span text:style-name="T7">+/-</text:span></text:p>
          </table:table-cell>
          <table:table-cell table:style-name="Table1.A1" office:value-type="string">
            <text:p text:style-name="P4"><text:span text:style-name="T7">+/-</text:span></text:p>
          </table:table-cell>
          <table:table-cell table:style-name="Table1.A1" office:value-type="string">
            <text:p text:style-name="P4"><text:span text:style-name="T7">+/-</text:span></text:p>
          </table:table-cell>
          <table:table-cell table:style-name="Table1.A1" office:value-type="string">
            <text:p text:style-name="P4"><text:span text:style-name="T7">+/-</text:span></text:p>
          </table:table-cell>
          <table:table-cell table:style-name="Table1.A1" table:number-columns-spanned="0" office:value-type="string">
            <text:p text:style-name="P4"><text:span text:style-name="T7">+/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span text:style-name="T6">ArrayList</text:span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span text:style-name="T6">LinkedList</text:span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span text:style-name="T6">Vector</text:span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table:number-columns-spanned="0" office:value-type="string">
            <text:p text:style-name="P4"><text:span text:style-name="T6">+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span text:style-name="T6">Stack</text:span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/-</text:span></text:p>
          </table:table-cell>
          <table:table-cell table:style-name="Table1.A1" table:number-columns-spanned="0" office:value-type="string">
            <text:p text:style-name="P4"><text:span text:style-name="T6">+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HashSet.html" text:style-name="Internet_20_link" text:visited-style-name="Visited_20_Internet_20_Link"><text:span text:style-name="T8">HashSet</text:span></text:a></text:p>
          </table:table-cell>
          <table:covered-table-cell/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LinkedHashSet.html" text:style-name="Internet_20_link" text:visited-style-name="Visited_20_Internet_20_Link"><text:span text:style-name="T8">LinkedHashSet</text:span></text:a><text:span text:style-name="T6"> </text:span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TreeSet.html" text:style-name="Internet_20_link" text:visited-style-name="Visited_20_Internet_20_Link"><text:span text:style-name="T8">TreeSet</text:span></text:a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PriorityQueue.html" text:style-name="Internet_20_link" text:visited-style-name="Visited_20_Internet_20_Link"><text:span text:style-name="T8">PriorityQueue</text:span></text:a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ArrayDeque.html" text:style-name="Internet_20_link" text:visited-style-name="Visited_20_Internet_20_Link"><text:span text:style-name="T8">ArrayDeque</text:span></text:a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Hashtable.html" text:style-name="Internet_20_link" text:visited-style-name="Visited_20_Internet_20_Link"><text:span text:style-name="T8">Hashtable</text:span></text:a></text:p>
          </table:table-cell>
          <table:covered-table-cell/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/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table:number-columns-spanned="0" office:value-type="string">
            <text:p text:style-name="P4"><text:span text:style-name="T6">+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HashMap.html" text:style-name="Internet_20_link" text:visited-style-name="Visited_20_Internet_20_Link"><text:span text:style-name="T8">HashMap</text:span></text:a></text:p>
          </table:table-cell>
          <table:covered-table-cell/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/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LinkedHashMap.html" text:style-name="Internet_20_link" text:visited-style-name="Visited_20_Internet_20_Link"><text:span text:style-name="T8">LinkedHashMap</text:span></text:a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/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a xlink:type="simple" xlink:href="http://docs.oracle.com/javase/8/docs/api/java/util/TreeMap.html" text:style-name="Internet_20_link" text:visited-style-name="Visited_20_Internet_20_Link"><text:span text:style-name="T8">TreeMap</text:span></text:a></text:p>
          </table:table-cell>
          <table:covered-table-cell/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office:value-type="string">
            <text:p text:style-name="P4"><text:span text:style-name="T6">+</text:span></text:p>
          </table:table-cell>
          <table:table-cell table:style-name="Table1.A1" office:value-type="string">
            <text:p text:style-name="P4"><text:span text:style-name="T6">+/-</text:span></text:p>
          </table:table-cell>
          <table:table-cell table:style-name="Table1.A1" office:value-type="string">
            <text:p text:style-name="P6"><text:span text:style-name="T6">-</text:span></text:p>
          </table:table-cell>
          <table:table-cell table:style-name="Table1.A1" office:value-type="string">
            <text:p text:style-name="P4"><text:span text:style-name="T6">-</text:span></text:p>
          </table:table-cell>
          <table:table-cell table:style-name="Table1.A1" table:number-columns-spanned="0" office:value-type="string">
            <text:p text:style-name="P4"><text:span text:style-name="T6">-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1" svg:font-family="TimesNewRomanPS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121" meta:word-count="138" meta:character-count="447"/>
    <dc:date>2018-04-12T19:57:15.93</dc:date>
    <dc:creator>Vitaliy Semkov</dc:creator>
    <meta:generator>OpenOffice/4.1.4$Win32 OpenOffice.org_project/414m5$Build-9788</meta:generator>
  </office:meta>
</office:document-meta>
</file>